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b529" officeooo:paragraph-rsid="000fb529"/>
    </style:style>
    <style:style style:name="P2" style:family="paragraph" style:parent-style-name="Standard">
      <style:text-properties officeooo:rsid="000fb529" officeooo:paragraph-rsid="0010b089"/>
    </style:style>
    <style:style style:name="P3" style:family="paragraph" style:parent-style-name="Standard">
      <style:text-properties officeooo:rsid="0010b089" officeooo:paragraph-rsid="0010b089"/>
    </style:style>
    <style:style style:name="T1" style:family="text">
      <style:text-properties officeooo:rsid="0010b0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to test the machine learning model it will given a list of 100 commands distributed as follows: 85% benign, 12.5% mistakes, and 2.5% malicious. </text:p>
      <text:p text:style-name="P1"/>
      <text:p text:style-name="P1">Due to the lack of training data on the later two areas they will be given special weighting of: yadda dadda. </text:p>
      <text:p text:style-name="P1"/>
      <text:p text:style-name="P1">The data will be sent for batch prediction and each line will be evaluated individually. </text:p>
      <text:p text:style-name="P1"/>
      <text:p text:style-name="P2">Tests have shown that t<text:span text:style-name="T1">he</text:span> <text:span text:style-name="T1">model </text:span>has an error of <text:span text:style-name="T1">±N</text:span>% <text:span text:style-name="T1">on malicious and N for mistakes. There was no error of significance on benign predictions. </text:span></text:p>
      <text:p text:style-name="P2"/>
      <text:p text:style-name="P3">On order to test in a ‘real world’ situation a demonstration application has been created that will make predictions against their commands and attempt to stop them if it determines malicious activity. The program will be loaded to a server provisioned on Digital Ocean. N hacker(s) from the cyber security program at ERAU have been given a unique user-name and were told to leave a .txt file in the /root directory with a time-stamp and their user-name to prove they completed the task. They will not be told beforehand that the demonstration program is running in the background nor what their their role is in this study. </text:p>
      <text:p text:style-name="P3"/>
      <text:p text:style-name="P3">The results found were that they software missed N malicious commands, and failed to stop X, Y, and Z which led to them ‘winning’. </text:p>
      <text:p text:style-name="P3"/>
      <text:p text:style-name="P3">Based on the results from these tests future studies will need to X, Y, and Z.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42:14.634899147</meta:creation-date>
    <dc:date>2017-03-13T10:03:55.639442939</dc:date>
    <meta:editing-duration>PT10M30S</meta:editing-duration>
    <meta:editing-cycles>1</meta:editing-cycles>
    <meta:document-statistic meta:table-count="0" meta:image-count="0" meta:object-count="0" meta:page-count="1" meta:paragraph-count="7" meta:word-count="235" meta:character-count="1332" meta:non-whitespace-character-count="1095"/>
    <meta:generator>LibreOffice/5.2.2.2$Linux_X86_64 LibreOffice_project/20m0$Build-2</meta:generator>
  </office:meta>
</office:document-meta>
</file>